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Roboto" svg:font-family="Roboto, apple-system, 'apple color emoji', BlinkMacSystemFont, 'Segoe UI', Roboto, Oxygen-Sans, Ubuntu, Cantarell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language="ru" fo:country="RU" fo:font-weight="bold" style:font-size-asian="14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font-name="Roboto" fo:font-size="12pt" fo:letter-spacing="normal" fo:font-style="normal"/>
    </style:style>
    <style:style style:name="T3" style:family="text">
      <style:text-properties fo:font-variant="normal" fo:text-transform="none" fo:color="#000000" style:font-name="Roboto" fo:font-size="12pt" fo:letter-spacing="normal" fo:language="en" fo:country="US" fo:font-style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накомство с <text:span text:style-name="T1">telegram </text:span>ботами</text:p>
      <text:list xml:id="list1227165861131890378" text:style-name="L1">
        <text:list-header>
          <text:p text:style-name="P2"/>
        </text:list-header>
        <text:list-item>
          <text:p text:style-name="P2">Создать бота, имя которого будет ваша фамилия и группа</text:p>
        </text:list-item>
        <text:list-item>
          <text:p text:style-name="P2">Описать команду /<text:span text:style-name="T1">start. </text:span>Она будет отправлять сообщение с приветствием и со списком всех команд, которые у вас есть</text:p>
        </text:list-item>
        <text:list-item>
          <text:p text:style-name="P2">Описать команды /<text:span text:style-name="T1">info </text:span>и /<text:span text:style-name="T1">poem. </text:span>После /<text:span text:style-name="T1">info </text:span>бот отправляет сообщение о вас, студенте, а после /<text:span text:style-name="T1">poem </text:span>отвечает на ваше сообщение и выводит стихотворение</text:p>
        </text:list-item>
        <text:list-item>
          <text:p text:style-name="P2">Реализовать работу с БД, как в задании с <text:span text:style-name="T1">SQLite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><text:tab/></text:span>Команды для создания виртуального окружения:</text:p>
      <text:p text:style-name="P1"/>
      <text:p text:style-name="P1"><text:span text:style-name="T2"><text:tab/>py -m venv .</text:span><text:span text:style-name="T3">venv</text:span></text:p>
      <text:p text:style-name="P1"><text:span text:style-name="T2"><text:tab/>.\</text:span><text:span text:style-name="T3">.</text:span><text:span text:style-name="T2">venv\Scripts\activat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Roboto" svg:font-family="Roboto, apple-system, 'apple color emoji', BlinkMacSystemFont, 'Segoe UI', Roboto, Oxygen-Sans, Ubuntu, Cantarell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15T13:58:07.934000000</meta:creation-date>
    <dc:date>2025-11-20T12:32:24.56</dc:date>
    <meta:editing-duration>PT45M23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8" meta:word-count="77" meta:character-count="488"/>
  </office:meta>
</office:document-meta>
</file>